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mplateView.setAllowSessionOverride( boolean allowSession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.setExposeSessionAttributes( boolean exposeSess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.setAllowRequestOverride( boolean allowRequest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.renderMergedOutputModel( Map &lt; String , Object &gt; model , HttpServletRequest request , HttpServletResponse respons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bstractTemplateView.setExposeRequestAttributes( boolean exposeRequest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.setExposeSpringMacroHelpers( boolean exposeSpringMacroHelp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mplateView.applyContentType(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